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300" calcext:value-type="float">
            <text:p>300</text:p>
          </table:table-cell>
          <table:table-cell table:style-name="ce26" office:value-type="string" calcext:value-type="string">
            <text:p>5 hrs</text:p>
          </table:table-cell>
          <table:table-cell table:style-name="ce10" office:value-type="string" calcext:value-type="string">
            <text:p>Reading Refactoring Book by Martin Fowler</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table:formula="of:=6995+460" office:value-type="float" office:value="7455" calcext:value-type="float">
            <text:p>7455</text:p>
          </table:table-cell>
          <table:table-cell table:style-name="ce26" office:value-type="string" calcext:value-type="string">
            <text:p>124 hr 1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small postgres problem to implement sharding.</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number-columns-repeated="1022"/>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9">00/00/0000</text:date>, <text:time style:data-style-name="N2" text:time-value="01:12:47.0035462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1-29T01:15:22.918638315</dc:date>
    <meta:editing-duration>PT11H14M8S</meta:editing-duration>
    <meta:editing-cycles>189</meta:editing-cycles>
    <meta:generator>LibreOffice/6.0.7.3$Linux_X86_64 LibreOffice_project/00m0$Build-3</meta:generator>
    <meta:document-statistic meta:table-count="3" meta:cell-count="11498" meta:object-count="0"/>
  </office:meta>
</office:document-meta>
</file>